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 office:value-type="string">
            <text:p>Bandit
“Boss! Hey, boss!!”</text:p>
          </table:table-cell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 office:value-type="string">
            <text:p>Bandit
“S'about time you got up!! It's long since
morning!!”</text:p>
          </table:table-cell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h... hnnnh〜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 office:value-type="string">
            <text:p>...Oh...?</text:p>
          </table:table-cell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 office:value-type="string">
            <text:p>Ah, shit! Just look at the time!</text:p>
          </table:table-cell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 office:value-type="string">
            <text:p>Bandit
“We've gotta hold the mornin' assembly so
we can prepare for our invasion on Zazābu...”</text:p>
          </table:table-cell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 office:value-type="string">
            <text:p>Then 633#15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Yeah! Get everyone in her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